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82812" officeooo:paragraph-rsid="00182812" style:font-weight-asian="bold" style:font-weight-complex="bold"/>
    </style:style>
    <style:style style:name="P2" style:family="paragraph" style:parent-style-name="Standard">
      <style:text-properties officeooo:rsid="001b4514" officeooo:paragraph-rsid="001b9b06"/>
    </style:style>
    <style:style style:name="P3" style:family="paragraph" style:parent-style-name="Standard">
      <style:text-properties officeooo:rsid="001b9b06" officeooo:paragraph-rsid="001b9b06"/>
    </style:style>
    <style:style style:name="P4" style:family="paragraph" style:parent-style-name="Standard">
      <style:text-properties style:rfc-language-tag="es-ES-u-co-trad" fo:language="es" fo:country="ES" officeooo:rsid="001b4514" officeooo:paragraph-rsid="001b4514"/>
    </style:style>
    <style:style style:name="P5" style:family="paragraph" style:parent-style-name="Standard">
      <style:text-properties style:rfc-language-tag="es-ES-u-co-trad" fo:language="es" fo:country="ES" officeooo:rsid="001b4514" officeooo:paragraph-rsid="001b9b06"/>
    </style:style>
    <style:style style:name="P6" style:family="paragraph" style:parent-style-name="Standard">
      <style:text-properties style:rfc-language-tag="es-ES-u-co-trad" fo:language="es" fo:country="ES" officeooo:rsid="001b9b06" officeooo:paragraph-rsid="001b9b06"/>
    </style:style>
    <style:style style:name="P7" style:family="paragraph" style:parent-style-name="Standard">
      <style:text-properties officeooo:paragraph-rsid="00248f78"/>
    </style:style>
    <style:style style:name="P8" style:family="paragraph" style:parent-style-name="Standard">
      <style:text-properties officeooo:rsid="00248f78" officeooo:paragraph-rsid="00248f78"/>
    </style:style>
    <style:style style:name="P9" style:family="paragraph" style:parent-style-name="Standard">
      <style:paragraph-properties fo:margin-top="0cm" fo:margin-bottom="0.499cm" loext:contextual-spacing="false" fo:text-align="justify" style:justify-single-word="false"/>
    </style:style>
    <style:style style:name="P10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88b8d" officeooo:paragraph-rsid="00188b8d"/>
    </style:style>
    <style:style style:name="P11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88b8d" officeooo:paragraph-rsid="002570d3"/>
    </style:style>
    <style:style style:name="P12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c123f" officeooo:paragraph-rsid="001c123f"/>
    </style:style>
    <style:style style:name="P13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f641c" officeooo:paragraph-rsid="001f641c"/>
    </style:style>
    <style:style style:name="P14" style:family="paragraph" style:parent-style-name="Standard">
      <style:text-properties style:rfc-language-tag="es-ES-u-co-trad" fo:language="es" fo:country="ES" officeooo:rsid="001b9b06" officeooo:paragraph-rsid="00248f78"/>
    </style:style>
    <style:style style:name="P15" style:family="paragraph" style:parent-style-name="Standard">
      <style:text-properties style:rfc-language-tag="es-ES-u-co-trad" fo:language="es" fo:country="ES" officeooo:rsid="00248f78" officeooo:paragraph-rsid="00248f78"/>
    </style:style>
    <style:style style:name="P16" style:family="paragraph" style:parent-style-name="Standard">
      <style:text-properties style:rfc-language-tag="es-ES-u-co-trad" fo:language="es" fo:country="ES" fo:font-weight="bold" officeooo:paragraph-rsid="00188b8d" style:font-weight-asian="bold"/>
    </style:style>
    <style:style style:name="P17" style:family="paragraph" style:parent-style-name="Standard">
      <style:text-properties style:rfc-language-tag="es-ES-u-co-trad" fo:language="es" fo:country="ES" fo:font-weight="bold" officeooo:rsid="00298e2c" officeooo:paragraph-rsid="00298e2c" style:font-weight-asian="bold"/>
    </style:style>
    <style:style style:name="P18" style:family="paragraph" style:parent-style-name="Standard">
      <style:text-properties style:rfc-language-tag="es-ES-u-co-trad" fo:language="es" fo:country="ES" fo:font-weight="normal" officeooo:rsid="00298e2c" officeooo:paragraph-rsid="00298e2c" style:font-weight-asian="normal" style:font-weight-complex="normal"/>
    </style:style>
    <style:style style:name="P19" style:family="paragraph" style:parent-style-name="Standard">
      <style:text-properties officeooo:rsid="00188b8d" officeooo:paragraph-rsid="00188b8d"/>
    </style:style>
    <style:style style:name="P20" style:family="paragraph" style:parent-style-name="Standard">
      <style:paragraph-properties fo:margin-top="0cm" fo:margin-bottom="0.499cm" loext:contextual-spacing="false" fo:text-align="justify" style:justify-single-word="false"/>
      <style:text-properties officeooo:paragraph-rsid="00188b8d"/>
    </style:style>
    <style:style style:name="P21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188b8d" officeooo:paragraph-rsid="00188b8d"/>
    </style:style>
    <style:style style:name="T1" style:family="text">
      <style:text-properties officeooo:rsid="00188b8d"/>
    </style:style>
    <style:style style:name="T2" style:family="text">
      <style:text-properties style:rfc-language-tag="es-ES-u-co-trad" fo:language="es" fo:country="ES"/>
    </style:style>
    <style:style style:name="T3" style:family="text">
      <style:text-properties style:rfc-language-tag="es-ES-u-co-trad" fo:language="es" fo:country="ES" fo:font-weight="bold" style:font-weight-asian="bold"/>
    </style:style>
    <style:style style:name="T4" style:family="text">
      <style:text-properties style:rfc-language-tag="es-ES-u-co-trad" fo:language="es" fo:country="ES" fo:font-weight="bold" officeooo:rsid="001a0ca9" style:font-weight-asian="bold"/>
    </style:style>
    <style:style style:name="T5" style:family="text">
      <style:text-properties style:rfc-language-tag="es-ES-u-co-trad" fo:language="es" fo:country="ES" fo:font-weight="bold" officeooo:rsid="001b9b06" style:font-weight-asian="bold"/>
    </style:style>
    <style:style style:name="T6" style:family="text">
      <style:text-properties style:rfc-language-tag="es-ES-u-co-trad" fo:language="es" fo:country="ES" fo:font-weight="bold" officeooo:rsid="00248f78" style:font-weight-asian="bold"/>
    </style:style>
    <style:style style:name="T7" style:family="text">
      <style:text-properties style:rfc-language-tag="es-ES-u-co-trad" fo:language="es" fo:country="ES" fo:font-weight="normal" officeooo:rsid="001a0ca9" style:font-weight-asian="normal" style:font-weight-complex="normal"/>
    </style:style>
    <style:style style:name="T8" style:family="text">
      <style:text-properties style:rfc-language-tag="es-ES-u-co-trad" fo:language="es" fo:country="ES" officeooo:rsid="001b9b06"/>
    </style:style>
    <style:style style:name="T9" style:family="text">
      <style:text-properties style:rfc-language-tag="es-ES-u-co-trad" fo:language="es" fo:country="ES" officeooo:rsid="00248f78"/>
    </style:style>
    <style:style style:name="T10" style:family="text">
      <style:text-properties style:rfc-language-tag="es-ES-u-co-trad" fo:language="es" fo:country="ES" officeooo:rsid="00271be4"/>
    </style:style>
    <style:style style:name="T11" style:family="text">
      <style:text-properties style:rfc-language-tag="es-ES-u-co-trad" fo:language="es" fo:country="ES" officeooo:rsid="00287ef3"/>
    </style:style>
    <style:style style:name="T12" style:family="text">
      <style:text-properties style:rfc-language-tag="es-ES-u-co-trad" fo:language="es" fo:country="ES" officeooo:rsid="00298e2c"/>
    </style:style>
    <style:style style:name="T13" style:family="text">
      <style:text-properties officeooo:rsid="001b9b06"/>
    </style:style>
    <style:style style:name="T14" style:family="text">
      <style:text-properties officeooo:rsid="002125bf"/>
    </style:style>
    <style:style style:name="T15" style:family="text">
      <style:text-properties officeooo:rsid="00257cd2"/>
    </style:style>
    <style:style style:name="T16" style:family="text">
      <style:text-properties officeooo:rsid="00271be4"/>
    </style:style>
    <style:style style:name="T17" style:family="text">
      <style:text-properties officeooo:rsid="00287e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<text:span text:style-name="T1">CONTROL DE VERSIONES. </text:span>USO DE GIT</text:p>
      <text:p text:style-name="P9"/>
      <text:p text:style-name="P12">PRELIMINAR:</text:p>
      <text:p text:style-name="P12">Instala git en la máquina de ubuntu 18.04</text:p>
      <text:p text:style-name="P12">¿Qué versión se ha instalado?</text:p>
      <text:p text:style-name="P12">Introduce los comandos de ayuda de git, para el comando status.</text:p>
      <text:p text:style-name="P13">Configura el nombre de usuario y el correo</text:p>
      <text:p text:style-name="P13">Visualiza la configuración realizada en el apartado anterior</text:p>
      <text:p text:style-name="P20"><text:span text:style-name="T1">1.- Crea un proyecto Java, PHP o una carpeta con las prácticas de despliegue, llámala repositorio1.</text:span></text:p>
      <text:p text:style-name="P4">2.- Introduce los ficheros fuente de java, <text:span text:style-name="T15">PHP o los ficheros de prácticas</text:span> en el área de preparación <text:span text:style-name="T15">(staging area)</text:span>.</text:p>
      <text:p text:style-name="P4"/>
      <text:p text:style-name="P4">3.- Prepara un commit con un mensaje descriptivo para realizar la primera transferencia de los ficheros del área de preparación al repositorio local <text:span text:style-name="T16">(repository/git directory)</text:span>.</text:p>
      <text:p text:style-name="P4"/>
      <text:p text:style-name="P4">4.- Crea un repositorio en github con el mismo nombre de la carpeta de tu proyecto donde has iniciado git.</text:p>
      <text:p text:style-name="P4"/>
      <text:p text:style-name="P2"><text:span text:style-name="T2">5.- </text:span><text:span text:style-name="T8">Haz un check</text:span><text:span text:style-name="T10">in</text:span><text:span text:style-name="T8"> de tu repositorio local al repositorio de github.</text:span></text:p>
      <text:p text:style-name="P5"><text:s/></text:p>
      <text:p text:style-name="P3"><text:span text:style-name="T2">6.- </text:span><text:span text:style-name="T9"><text:s/></text:span><text:span text:style-name="T11">Crea</text:span><text:span text:style-name="T2"> otra clase, </text:span><text:span text:style-name="T11">fichero .php o .docx</text:span><text:span text:style-name="T4"> </text:span><text:span text:style-name="T2">para probar el funcionamiento. </text:span></text:p>
      <text:p text:style-name="P6"/>
      <text:p text:style-name="P6">7.- Introduce estos nuevos cambios en el repositorio local y luego actualiza el remoto. <text:span text:style-name="T14">Visualiza los commit realizados.</text:span></text:p>
      <text:p text:style-name="P6"/>
      <text:p text:style-name="P3"><text:span text:style-name="T2">8.- Crea una carpeta denominada <text:s/></text:span><text:span text:style-name="T11">Repositorio2</text:span><text:span text:style-name="T2"> y descarga en él todo el repositorio de github. Comprueba cuál es el estado de los ficheros.</text:span></text:p>
      <text:p text:style-name="P6"/>
      <text:p text:style-name="P6">9.- Elimina desde el repositorio de github <text:span text:style-name="T17">algún fichero, modifica otro/s, crea alguno nuevo</text:span>.</text:p>
      <text:p text:style-name="P6"/>
      <text:p text:style-name="P6">10.- Actualiza el repositorio local con los nuevos cambios.</text:p>
      <text:p text:style-name="P6"/>
      <text:p text:style-name="P7"><text:span text:style-name="T9">11.- Crea una nueva rama “</text:span><text:span text:style-name="T11">actualizacion1</text:span><text:span text:style-name="T9">” y muévete a ella. Añade </text:span><text:span text:style-name="T11">un fichero README que explique las nuevas funciones que se van a incorporar al proyecto</text:span><text:span text:style-name="T9">. </text:span><text:span text:style-name="T11">Añade los nuevos ficheros</text:span><text:span text:style-name="T8">. </text:span></text:p>
      <text:p text:style-name="P14"/>
      <text:p text:style-name="P8"><text:span text:style-name="T8">1</text:span><text:span text:style-name="T2">2.- <text:s/>Sube la nueva rama a github.</text:span></text:p>
      <text:p text:style-name="P15"/>
      <text:p text:style-name="P7"><text:span text:style-name="T9">13.- Haz las modificaciones oportunas para </text:span><text:span text:style-name="T2"><text:s/>asegurarte que la solución es correcta, e incorporar los cambios a la rama </text:span><text:span text:style-name="Source_20_Text"><text:span text:style-name="T2">master</text:span></text:span><text:span text:style-name="T2"> para ponerlos en producción </text:span><text:span text:style-name="T12">y elimina <text:s/>la rama actualizacion1.</text:span></text:p>
      <text:p text:style-name="P15">14.- Sube la <text:s/>versión definitiva a github.</text:p>
      <text:p text:style-name="P14"/>
      <text:p text:style-name="Text_20_body"><text:span text:style-name="T13">H</text:span>a<text:span text:style-name="T13">z</text:span> una memoria comentando todos los puntos y realizando los pantallazos necesarios para poder comprobar que habéis realizado toda la práctica. </text:p>
      <text:p text:style-name="Text_20_body"><text:soft-page-break/></text:p>
      <text:p text:style-name="P16">APARTADO B</text:p>
      <text:p text:style-name="P16"/>
      <text:p text:style-name="P18">1.- Visualiza tus repositorios remotos.</text:p>
      <text:p text:style-name="P18"/>
      <text:p text:style-name="P17"/>
      <text:p text:style-name="P17"/>
      <text:p text:style-name="P19"><text:span text:style-name="T2"/></text:p>
      <text:p text:style-name="P19"><text:span text:style-name="T2"/></text:p>
      <text:p text:style-name="P10">https://git-scm.com/book/es/v1/Empezando-Instalando-Git</text:p>
      <text:p text:style-name="P10"><text:a xlink:type="simple" xlink:href="https://git-scm.com/book/es/v1/Ramificaciones-en-Git-¿Qué-es-una-rama%3F" text:style-name="Internet_20_link" text:visited-style-name="Visited_20_Internet_20_Link">https://git-scm.com/book/es/v1/Ramificaciones-en-Git-%C2%BFQu%C3%A9-es-una-rama%3F</text:a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8:51:37.812108441</meta:creation-date>
    <meta:editing-duration>PT3H6M33S</meta:editing-duration>
    <meta:editing-cycles>13</meta:editing-cycles>
    <meta:generator>LibreOffice/6.0.6.2$Linux_X86_64 LibreOffice_project/00m0$Build-2</meta:generator>
    <dc:date>2019-02-07T21:45:47.761662326</dc:date>
    <meta:document-statistic meta:table-count="0" meta:image-count="0" meta:object-count="0" meta:page-count="2" meta:paragraph-count="27" meta:word-count="320" meta:character-count="2113" meta:non-whitespace-character-count="1809"/>
  </office:meta>
</office:document-meta>
</file>